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201000003AF00000212ED43D8F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0.6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outline1">
      <style:graphic-properties fo:min-height="5.558cm"/>
    </style:style>
    <style:style style:name="pr7" style:family="presentation" style:parent-style-name="Vintage-title">
      <style:graphic-properties fo:min-height="3.067cm"/>
    </style:style>
    <style:style style:name="pr8" style:family="presentation" style:parent-style-name="Vintage-outline1">
      <style:graphic-properties draw:stroke="solid" svg:stroke-width="0.1cm" draw:marker-start-width="0.35cm" draw:marker-end-width="0.35cm" fo:min-height="11.929cm" fo:padding-top="0.05cm" fo:padding-bottom="0.05cm" fo:padding-left="0.05cm" fo:padding-right="0.05cm"/>
    </style:style>
    <style:style style:name="pr9" style:family="presentation" style:parent-style-name="Vintage-outline1">
      <style:graphic-properties draw:stroke="solid" svg:stroke-width="0.1cm" draw:marker-start-width="0.35cm" draw:marker-end-width="0.35cm" fo:min-height="11.929cm"/>
    </style:style>
    <style:style style:name="P1" style:family="paragraph">
      <style:text-properties fo:font-size="29.3999996185303pt"/>
    </style:style>
    <style:style style:name="P2" style:family="paragraph">
      <style:text-properties style:font-name="Liberation Serif" fo:font-size="18pt" style:font-size-asian="18pt" style:font-size-complex="1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style:font-name="Courier New" fo:font-size="22pt" style:font-size-asian="22pt" style:font-size-complex="22pt"/>
    </style:style>
    <style:style style:name="T2" style:family="text">
      <style:text-properties style:font-name="Courier New"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Inteligência Artificial II</text:p>
          </draw:text-box>
        </draw:frame>
        <draw:frame presentation:style-name="pr2" draw:layer="layout" svg:width="25.2cm" svg:height="10.6cm" svg:x="1.6cm" svg:y="5.8cm" presentation:class="subtitle" presentation:user-transformed="true">
          <draw:text-box>
            <text:p>Construindo um AG</text:p>
            <text:p/>
            <text:p>Etapas do desenvolvimento do exercício 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1" draw:layer="layout" svg:width="22.5cm" svg:height="3.067cm" svg:x="1.4cm" svg:y="0.8cm" presentation:class="title">
          <draw:text-box>
            <text:p>Passos do algoritmo propost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Passo 1 – Gerar população inicial</text:p>
              </text:list-item>
              <text:list-item>
                <text:p>Passo 2 – Avaliar cada indivíduo</text:p>
              </text:list-item>
              <text:list-item>
                <text:p>Passo 3 – Enquanto critério de parada não for satisfeito:</text:p>
                <text:list>
                  <text:list-item>
                    <text:p>Passo 3.1 – selecionar os indivíduos mais aptos</text:p>
                  </text:list-item>
                  <text:list-item>
                    <text:p>Passo 3.2 – criar novos cromossomos</text:p>
                  </text:list-item>
                  <text:list-item>
                    <text:p>Passo 3.3 – armazenar os novos indivíduos</text:p>
                  </text:list-item>
                  <text:list-item>
                    <text:p>Passo 3.4 – avaliar cada cromossomo da nova popul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18">
        <draw:frame presentation:style-name="pr1" draw:layer="layout" svg:width="22.5cm" svg:height="3.067cm" svg:x="1.4cm" svg:y="0.8cm" presentation:class="title">
          <draw:text-box>
            <text:p>Classes</text:p>
          </draw:text-box>
        </draw:frame>
        <draw:frame presentation:style-name="pr6" draw:layer="layout" svg:width="12.297cm" svg:height="5.808cm" svg:x="1.4cm" svg:y="5.066cm" presentation:class="outline" presentation:user-transformed="true">
          <draw:text-box>
            <text:list text:style-name="L2">
              <text:list-item>
                <text:p>População</text:p>
                <text:list>
                  <text:list-item>
                    <text:p>representa a população</text:p>
                  </text:list-item>
                  <text:list-item>
                    <text:p>gera os indivíduos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8cm" svg:x="14.312cm" svg:y="5.066cm" presentation:class="outline">
          <draw:text-box>
            <text:list text:style-name="L2">
              <text:list-item>
                <text:p>Indivíduo</text:p>
                <text:list>
                  <text:list-item>
                    <text:p>construtor do cromossomo</text:p>
                  </text:list-item>
                  <text:list-item>
                    <text:p>inicializa, calcula aptidão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8cm" svg:x="14.312cm" svg:y="11.426cm" presentation:class="outline">
          <draw:text-box>
            <text:list text:style-name="L2">
              <text:list-item>
                <text:p>Principal</text:p>
                <text:list>
                  <text:list-item>
                    <text:p>controla a execução</text:p>
                  </text:list-item>
                  <text:list-item>
                    <text:p>chamadas aos métodos iniciais do algoritmo</text:p>
                  </text:list-item>
                  <text:list-item>
                    <text:p>testa condição de parada do algoritmo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8cm" svg:x="1.4cm" svg:y="11.426cm" presentation:class="outline">
          <draw:text-box>
            <text:list text:style-name="L2">
              <text:list-item>
                <text:p>Algoritmo</text:p>
                <text:list>
                  <text:list-item>
                    <text:p>inicializa parâmetros do algoritmo</text:p>
                  </text:list-item>
                  <text:list-item>
                    <text:p>controla a execução do algoritmo</text:p>
                  </text:list-item>
                  <text:list-item>
                    <text:p>aplica parâmetros e operadores genétic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7" draw:layer="layout" svg:width="22.5cm" svg:height="3.067cm" svg:x="1.4cm" svg:y="0.8cm" presentation:class="title">
          <draw:text-box>
            <text:list text:style-name="L1">
              <text:list-header>
                <text:p>Passo 1 – Gerar população inicial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p><text:span text:style-name="T1">public class Populacao {</text:span></text:p>
            <text:p><text:span text:style-name="T1"/></text:p>
            <text:p><text:span text:style-name="T1"><text:s text:c="4"/></text:span><text:span text:style-name="T1">private Individuo[] individuos;</text:span></text:p>
            <text:p><text:span text:style-name="T1"><text:s text:c="4"/></text:span><text:span text:style-name="T1">private int tamPopulacao;</text:span></text:p>
            <text:p><text:span text:style-name="T2"/></text:p>
            <text:p><text:span text:style-name="T2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4T3">
        <draw:frame presentation:style-name="pr1" draw:layer="layout" svg:width="22.5cm" svg:height="3.067cm" svg:x="1.4cm" svg:y="0.8cm" presentation:class="title">
          <draw:text-box>
            <text:p>Construtores da classe População</text:p>
          </draw:text-box>
        </draw:frame>
        <draw:frame presentation:style-name="pr8" draw:layer="layout" svg:width="12.297cm" svg:height="12.179cm" svg:x="1cm" svg:y="4.8cm" presentation:class="outline" presentation:user-transformed="true">
          <draw:text-box>
            <text:p><text:span text:style-name="T3"/></text:p>
            <text:p><text:span text:style-name="T3">//População aleatória de indivíduos </text:span></text:p>
            <text:p><text:span text:style-name="T3"><text:s text:c="4"/></text:span><text:span text:style-name="T3">public Populacao(int numGenes, int tamPop) {</text:span></text:p>
            <text:p><text:span text:style-name="T3"><text:s text:c="8"/></text:span><text:span text:style-name="T3">tamPopulacao = tamPop;</text:span></text:p>
            <text:p><text:span text:style-name="T3"><text:s text:c="8"/></text:span><text:span text:style-name="T3">individuos = new Individuo[tamPop];</text:span></text:p>
            <text:p><text:span text:style-name="T3"><text:s text:c="8"/></text:span><text:span text:style-name="T3">for (int i = 0; i &lt; individuos.length; i++) {</text:span></text:p>
            <text:p><text:span text:style-name="T3"><text:s text:c="12"/></text:span><text:span text:style-name="T3">individuos[i] = </text:span><text:span text:style-name="T4">new Individuo(numGenes)</text:span><text:span text:style-name="T3">;</text:span></text:p>
            <text:p><text:span text:style-name="T3"><text:s text:c="8"/></text:span><text:span text:style-name="T3">}</text:span></text:p>
            <text:p><text:span text:style-name="T3"><text:s text:c="4"/></text:span><text:span text:style-name="T3">}</text:span></text:p>
            <text:p><text:span text:style-name="T3"/></text:p>
          </draw:text-box>
        </draw:frame>
        <draw:frame presentation:style-name="pr8" draw:text-style-name="P2" draw:layer="layout" svg:width="12.297cm" svg:height="12.179cm" svg:x="14.312cm" svg:y="4.8cm" presentation:class="outline" presentation:user-transformed="true">
          <draw:text-box>
            <text:p text:style-name="P2"><text:span text:style-name="T5"/></text:p>
            <text:p text:style-name="P2"><text:span text:style-name="T5">//População de indivíduos não instanciados </text:span></text:p>
            <text:p text:style-name="P2"><text:span text:style-name="T5">public Populacao(int tamPop) {</text:span></text:p>
            <text:p text:style-name="P2"><text:span text:style-name="T5"><text:s text:c="8"/></text:span><text:span text:style-name="T5">tamPopulacao = tamPop;</text:span></text:p>
            <text:p text:style-name="P2"><text:span text:style-name="T5"><text:s text:c="8"/></text:span><text:span text:style-name="T5">individuos = new Individuo[tamPop];</text:span></text:p>
            <text:p text:style-name="P2"><text:span text:style-name="T5"><text:s text:c="8"/></text:span><text:span text:style-name="T5">for (int i = 0; i &lt; individuos.length; i++) {</text:span></text:p>
            <text:p text:style-name="P2"><text:span text:style-name="T5"><text:s text:c="12"/></text:span><text:span text:style-name="T5">individuos[i] = null;</text:span></text:p>
            <text:p text:style-name="P2"><text:span text:style-name="T5"><text:s text:c="8"/></text:span><text:span text:style-name="T5">}</text:span></text:p>
            <text:p text:style-name="P2"><text:span text:style-name="T5"><text:s text:c="4"/></text:span><text:span text:style-name="T6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1" draw:layer="layout" svg:width="22.5cm" svg:height="3.067cm" svg:x="1.4cm" svg:y="0.8cm" presentation:class="title">
          <draw:text-box>
            <text:p>Classe Individuo</text:p>
          </draw:text-box>
        </draw:frame>
        <draw:frame presentation:style-name="pr4" draw:layer="layout" svg:width="23cm" svg:height="14.934cm" svg:x="3.6cm" svg:y="5.066cm" presentation:class="outline" presentation:user-transformed="true">
          <draw:text-box>
            <text:p><text:span text:style-name="T7">p</text:span><text:span text:style-name="T8">ublic class Individuo {</text:span></text:p>
            <text:p><text:span text:style-name="T8"><text:s text:c="4"/></text:span><text:span text:style-name="T8">private String genes = "";</text:span></text:p>
            <text:p><text:span text:style-name="T8"><text:s text:c="4"/></text:span><text:span text:style-name="T8">private int aptidao = 0;</text:span></text:p>
            <text:p><text:span text:style-name="T8"><text:s text:c="4"/></text:span><text:span text:style-name="T8">//gera um indivíduo aleatório</text:span></text:p>
            <text:p><text:span text:style-name="T8"><text:s text:c="4"/></text:span><text:span text:style-name="T8">public Individuo(int numGenes) {</text:span></text:p>
            <text:p><text:span text:style-name="T8"><text:s text:c="8"/></text:span><text:span text:style-name="T8">genes = "";</text:span></text:p>
            <text:p><text:span text:style-name="T8"><text:s text:c="8"/></text:span><text:span text:style-name="T8">Random r = new Random();</text:span></text:p>
            <text:p><text:span text:style-name="T8"><text:s text:c="8"/></text:span><text:span text:style-name="T8">String caracteres = Algoritmo.getCaracteres();</text:span></text:p>
            <text:p><text:span text:style-name="T8"><text:s text:c="8"/></text:span><text:span text:style-name="T8">for (int i = 0; i &lt; numGenes; i++) {</text:span></text:p>
            <text:p><text:span text:style-name="T8"><text:s text:c="12"/></text:span><text:span text:style-name="T8">genes += caracteres.charAt(r.nextInt(caracteres.length()));</text:span></text:p>
            <text:p><text:span text:style-name="T8"><text:s text:c="8"/></text:span><text:span text:style-name="T8">}</text:span></text:p>
            <text:p><text:span text:style-name="T8"><text:s text:c="8"/></text:span><text:span text:style-name="T8">geraAptidao(); <text:s text:c="7"/></text:span></text:p>
            <text:p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7" draw:layer="layout" svg:width="22.5cm" svg:height="3.067cm" svg:x="1.4cm" svg:y="0.8cm" presentation:class="title">
          <draw:text-box>
            <text:p>Passo 2 – Avaliar cada indivíduo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p><text:span text:style-name="T8">public Individuo(int numGenes) {</text:span></text:p>
            <text:p><text:span text:style-name="T8"><text:s text:c="8"/></text:span><text:span text:style-name="T8">genes = "";</text:span></text:p>
            <text:p><text:span text:style-name="T8"><text:s text:c="8"/></text:span><text:span text:style-name="T8">Random r = new Random();</text:span></text:p>
            <text:p><text:span text:style-name="T8"><text:s text:c="8"/></text:span><text:span text:style-name="T8">String caracteres = Algoritmo.getCaracteres();</text:span></text:p>
            <text:p><text:span text:style-name="T8"><text:s text:c="8"/></text:span><text:span text:style-name="T8">for (int i = 0; i &lt; numGenes; i++) {</text:span></text:p>
            <text:p><text:span text:style-name="T8"><text:s text:c="12"/></text:span><text:span text:style-name="T8">genes += caracteres.charAt(r.nextInt(caracteres.length()));</text:span></text:p>
            <text:p><text:span text:style-name="T8"><text:s text:c="8"/></text:span><text:span text:style-name="T8">}</text:span></text:p>
            <text:p><text:span text:style-name="T8"><text:s text:c="8"/></text:span><text:span text:style-name="T8">geraAptidao(); <text:s text:c="7"/></text:span></text:p>
            <text:p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7" draw:layer="layout" svg:width="22.5cm" svg:height="3.067cm" svg:x="1.4cm" svg:y="0.8cm" presentation:class="title" presentation:user-transformed="true">
          <draw:text-box>
            <text:p>Classe Individuo – geraAptidao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p>private void geraAptidao() {</text:p>
            <text:p><text:s text:c="8"/>String solucao = Algoritmo.getSolucao();</text:p>
            <text:p><text:s text:c="8"/>for (int i = 0; i &lt; solucao.length(); i++) {</text:p>
            <text:p><text:s text:c="12"/>if (solucao.charAt(i) != genes.charAt(i)) {</text:p>
            <text:p><text:s text:c="16"/>aptidao++;</text:p>
            <text:p><text:s text:c="12"/>}</text:p>
            <text:p><text:s text:c="8"/>}</text:p>
            <text:p><text:s text:c="4"/>}</text:p>
            <text:p/>
            <text:p><text:s text:c="4"/>public int getAptidao() {</text:p>
            <text:p><text:s text:c="8"/>return aptidao;</text:p>
            <text:p><text:s text:c="4"/>}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7" draw:layer="layout" svg:width="22.5cm" svg:height="3.439cm" svg:x="1.4cm" svg:y="0.614cm" presentation:class="title" presentation:user-transformed="true">
          <draw:text-box>
            <text:p>Passo 3 – Enquanto critério de parada não for satisfeito: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p><text:span text:style-name="T9">while (!temSolucao &amp;&amp; geracao &lt; numMaxGeracoes) {</text:span></text:p>
            <text:p><text:span text:style-name="T9"><text:s text:c="12"/></text:span><text:span text:style-name="T9">geracao++;</text:span></text:p>
            <text:p><text:span text:style-name="T9"/></text:p>
            <text:p><text:span text:style-name="T9"><text:s text:c="12"/></text:span><text:span text:style-name="T9">//cria nova populacao</text:span></text:p>
            <text:p><text:span text:style-name="T9"><text:s text:c="12"/></text:span><text:span text:style-name="T9">populacao = Algoritmo.novaGeracao(populacao, elitismo);</text:span></text:p>
            <text:p><text:span text:style-name="T9"/></text:p>
            <text:p><text:span text:style-name="T9"/></text:p>
            <text:p><text:span text:style-name="T9"><text:s text:c="8"/></text:span><text:span text:style-name="T9">}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7" draw:text-style-name="P3" draw:layer="layout" svg:width="22.5cm" svg:height="3.067cm" svg:x="1.4cm" svg:y="0.8cm" presentation:class="title" presentation:user-transformed="true">
          <draw:text-box>
            <text:p text:style-name="P3"><text:span text:style-name="T10">Inicializações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p>Classe Algoritmo</text:p>
            <text:p/>
            <text:p>private static String solucao;</text:p>
            <text:p>private static double taxaDeCrossover;</text:p>
            <text:p>private static double taxaDeMutacao;</text:p>
            <text:p>private static String caracteres;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1" draw:text-style-name="P3" draw:layer="layout" svg:width="22.5cm" svg:height="3.067cm" svg:x="1.4cm" svg:y="0.8cm" presentation:class="title">
          <draw:text-box>
            <text:p text:style-name="P3"><text:span text:style-name="T10">Inicializações - Classe Principal</text:span></text:p>
          </draw:text-box>
        </draw:frame>
        <draw:frame presentation:style-name="pr4" draw:text-style-name="P4" draw:layer="layout" svg:width="25.2cm" svg:height="15.734cm" svg:x="3.4cm" svg:y="4.466cm" presentation:class="outline" presentation:user-transformed="true">
          <draw:text-box>
            <text:p text:style-name="P4"><text:span text:style-name="T11"><text:s text:c="7"/></text:span><text:span text:style-name="T11">//Define a solução</text:span></text:p>
            <text:p text:style-name="P4"><text:span text:style-name="T11"><text:s text:c="8"/></text:span><text:span text:style-name="T11">Algoritmo.setSolucao("A dúvida é o princípio da sabedoria");</text:span></text:p>
            <text:p text:style-name="P4"><text:span text:style-name="T11"><text:s text:c="8"/></text:span><text:span text:style-name="T11">//Define os caracteres existentes</text:span></text:p>
            <text:p text:style-name="P4"><text:span text:style-name="T11"><text:s text:c="8"/></text:span><text:span text:style-name="T11">Algoritmo.setCaracteres("!,.:;?áÁãÃâÂõÕôÔóÓéêíÉÊQWERTYUIOPASDFGHJKLÇZXCVBNMqwertyuiopasdfghjklçzxcvbnm1234567890 ");</text:span></text:p>
            <text:p text:style-name="P4"><text:span text:style-name="T11"><text:s text:c="8"/></text:span><text:span text:style-name="T11">//taxa de crossover de 60%</text:span></text:p>
            <text:p text:style-name="P4"><text:span text:style-name="T11"><text:s text:c="8"/></text:span><text:span text:style-name="T11">Algoritmo.setTaxaDeCrossover(0.6);</text:span></text:p>
            <text:p text:style-name="P4"><text:span text:style-name="T11"><text:s text:c="8"/></text:span><text:span text:style-name="T11">//taxa de mutação de 30%</text:span></text:p>
            <text:p text:style-name="P4"><text:span text:style-name="T11"><text:s text:c="8"/></text:span><text:span text:style-name="T11">Algoritmo.setTaxaDeMutacao(0.3);</text:span></text:p>
            <text:p text:style-name="P4"><text:span text:style-name="T11"><text:s text:c="8"/></text:span><text:span text:style-name="T11">//elitismo</text:span></text:p>
            <text:p text:style-name="P4"><text:span text:style-name="T11"><text:s text:c="8"/></text:span><text:span text:style-name="T11">boolean elitismo = true;</text:span></text:p>
            <text:p text:style-name="P4"><text:span text:style-name="T11"><text:s text:c="8"/></text:span><text:span text:style-name="T11">//tamanho da população</text:span></text:p>
            <text:p text:style-name="P4"><text:span text:style-name="T11"><text:s text:c="8"/></text:span><text:span text:style-name="T11">int tamPop = 2000;</text:span></text:p>
            <text:p text:style-name="P4"><text:span text:style-name="T11"><text:s text:c="8"/></text:span><text:span text:style-name="T11">//numero máximo de gerações</text:span></text:p>
            <text:p text:style-name="P4"><text:span text:style-name="T11"><text:s text:c="8"/></text:span><text:span text:style-name="T11">int numMaxGeracoes = 10000;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7" draw:layer="layout" svg:width="22.5cm" svg:height="3.067cm" svg:x="1.4cm" svg:y="0.8cm" presentation:class="title">
          <draw:text-box>
            <text:p text:style-name="P3"><text:span text:style-name="T10">Passo 3.1 – selecionar os indivíduos mais apto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p><text:s/>//verifica a taxa de crossover</text:p>
            <text:p><text:s text:c="12"/>if (r.nextDouble() &lt;= taxaDeCrossover) {</text:p>
            <text:p><text:s text:c="16"/>filhos = crossover(pais[1], pais[0]);</text:p>
            <text:p><text:s text:c="12"/>} else {</text:p>
            <text:p><text:s text:c="16"/>filhos[0] = new Individuo(pais[0].getGenes());</text:p>
            <text:p><text:s text:c="16"/>filhos[1] = new Individuo(pais[1].getGenes());</text:p>
            <text:p><text:s text:c="12"/>}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4T3">
        <draw:frame presentation:style-name="pr9" draw:text-style-name="P5" draw:layer="layout" svg:width="12.297cm" svg:height="14.134cm" svg:x="1cm" svg:y="5.066cm" presentation:class="outline" presentation:user-transformed="true">
          <draw:text-box>
            <text:p text:style-name="P5"><text:span text:style-name="T8">public static Individuo crossover(Individuo individuo1, Individuo individuo2) {</text:span></text:p>
            <text:p text:style-name="P5"><text:span text:style-name="T8"><text:s text:c="8"/></text:span><text:span text:style-name="T8">Random r = new Random();</text:span></text:p>
            <text:p text:style-name="P5"><text:span text:style-name="T8"><text:s text:c="8"/></text:span><text:span text:style-name="T8">//sorteia o ponto de corte</text:span></text:p>
            <text:p text:style-name="P5"><text:span text:style-name="T8"><text:s text:c="8"/></text:span><text:span text:style-name="T8">int pontoCorte1 = r.nextInt((individuo1.getGenes().length()/2) -2) + 1;</text:span></text:p>
            <text:p text:style-name="P5"><text:span text:style-name="T8"><text:s text:c="8"/></text:span><text:span text:style-name="T8">int pontoCorte2 = r.nextInt((individuo1.getGenes().length()/2) -2) + individuo1.getGenes().length()/2;</text:span></text:p>
            <text:p text:style-name="P5"><text:span text:style-name="T8"><text:s text:c="8"/></text:span><text:span text:style-name="T8">Individuo[] filhos = new Individuo[2];</text:span></text:p>
            <text:p text:style-name="P5"><text:span text:style-name="T8"><text:s text:c="8"/></text:span><text:span text:style-name="T8">//recupera os genes dos pais</text:span></text:p>
            <text:p text:style-name="P5"><text:span text:style-name="T8"><text:s text:c="8"/></text:span><text:span text:style-name="T8">String genePai1 = individuo1.getGenes();</text:span></text:p>
            <text:p text:style-name="P5"><text:span text:style-name="T8"><text:s text:c="8"/></text:span><text:span text:style-name="T8">String genePai2 = individuo2.getGenes();</text:span></text:p>
            <text:p text:style-name="P5"><text:span text:style-name="T8"><text:s text:c="8"/></text:span><text:span text:style-name="T8">String geneFilho1;</text:span></text:p>
            <text:p text:style-name="P5"><text:span text:style-name="T8"><text:s text:c="8"/></text:span><text:span text:style-name="T8">String geneFilho2;</text:span></text:p>
            <text:p text:style-name="P5"><text:span text:style-name="T8"><text:s text:c="8"/></text:span></text:p>
          </draw:text-box>
        </draw:frame>
        <draw:frame presentation:style-name="pr7" draw:layer="layout" svg:width="22.5cm" svg:height="3.067cm" svg:x="1.4cm" svg:y="0.8cm" presentation:class="title">
          <draw:text-box>
            <text:p>Crossover – classe Algoritmo</text:p>
          </draw:text-box>
        </draw:frame>
        <draw:frame presentation:style-name="pr8" draw:layer="layout" svg:width="12.297cm" svg:height="14.134cm" svg:x="14.312cm" svg:y="5.066cm" presentation:class="outline" presentation:user-transformed="true">
          <draw:text-box>
            <text:p>//realiza o corte, </text:p>
            <text:p><text:s text:c="8"/>geneFilho1 = genePai1.substring(0, pontoCorte1);</text:p>
            <text:p><text:s text:c="8"/>geneFilho1 += genePai2.substring(pontoCorte1, pontoCorte2);</text:p>
            <text:p><text:s text:c="8"/>geneFilho1 += genePai1.substring(pontoCorte2, genePai1.length()); <text:s text:c="5"/></text:p>
            <text:p><text:s text:c="8"/>geneFilho2 = genePai2.substring(0, pontoCorte1);</text:p>
            <text:p><text:s text:c="8"/>geneFilho2 += genePai1.substring(pontoCorte1, pontoCorte2);</text:p>
            <text:p><text:s text:c="8"/>geneFilho2 += genePai2.substring(pontoCorte2, genePai2.length());</text:p>
            <text:p><text:s text:c="8"/>//cria os novos indivíduos com os genes dos pais</text:p>
            <text:p><text:s text:c="8"/>filhos[0] = new Individuo(geneFilho1);</text:p>
            <text:p><text:s text:c="8"/>filhos[1] = new Individuo(geneFilho2);</text:p>
            <text:p><text:s text:c="8"/>returrn filhos;</text:p>
            <text:p><text:s text:c="4"/>}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1" draw:layer="layout" svg:width="22.5cm" svg:height="3.067cm" svg:x="1.4cm" svg:y="0.8cm" presentation:class="title">
          <draw:text-box>
            <text:p>Mutação – classe Individuo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p><text:s text:c="2"/>if (r.nextDouble() &lt;= Algoritmo.getTaxaDeMutacao()) {</text:p>
            <text:p><text:s text:c="12"/>String caracteres = Algoritmo.getCaracteres();</text:p>
            <text:p><text:s text:c="12"/>String geneNovo="";</text:p>
            <text:p><text:s text:c="12"/>int posAleatoria = r.nextInt(genes.length());</text:p>
            <text:p><text:s text:c="12"/>for (int i = 0; i &lt; genes.length(); i++) {</text:p>
            <text:p><text:s text:c="16"/>if (i==posAleatoria){</text:p>
            <text:p><text:s text:c="20"/>geneNovo += caracteres.charAt(r.nextInt(caracteres.length()));</text:p>
            <text:p><text:s text:c="16"/>}else{</text:p>
            <text:p><text:s text:c="20"/>geneNovo += genes.charAt(i);</text:p>
            <text:p><text:s text:c="16"/>}</text:p>
            <text:p><text:s text:c="16"/></text:p>
            <text:p><text:s text:c="12"/>}</text:p>
            <text:p><text:s text:c="12"/>this.genes = geneNovo; <text:s text:c="2"/></text:p>
            <text:p><text:s text:c="8"/>}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7" draw:text-style-name="P3" draw:layer="layout" svg:width="22.5cm" svg:height="3.067cm" svg:x="1.4cm" svg:y="0.8cm" presentation:class="title" presentation:user-transformed="true">
          <draw:text-box>
            <text:p text:style-name="P3"><text:span text:style-name="T10">Passo 3.2 – criar novos cromossomos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p><text:s text:c="8"/>geneFilho1 = genePai1.substring(0, pontoCorte1);</text:p>
            <text:p><text:s text:c="8"/>geneFilho1 += genePai2.substring(pontoCorte1, pontoCorte2);</text:p>
            <text:p><text:s text:c="8"/>geneFilho1 += genePai1.substring(pontoCorte2, genePai1.length()); <text:s text:c="5"/></text:p>
            <text:p><text:s text:c="8"/>geneFilho2 = genePai2.substring(0, pontoCorte1);</text:p>
            <text:p><text:s text:c="8"/>geneFilho2 += genePai1.substring(pontoCorte1, pontoCorte2);</text:p>
            <text:p><text:s text:c="8"/>geneFilho2 += genePai2.substring(pontoCorte2, genePai2.length());</text:p>
            <text:p><text:s text:c="8"/>//cria os novos indivíduos com os genes dos pais</text:p>
            <text:p><text:s text:c="8"/>filhos[0] = new Individuo(geneFilho1);</text:p>
            <text:p><text:s text:c="8"/>filhos[1] = new Individuo(geneFilho2);</text:p>
            <text:p><text:s text:c="8"/>returrn filhos;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7" draw:text-style-name="P6" draw:layer="layout" svg:width="22.5cm" svg:height="3.067cm" svg:x="1.4cm" svg:y="0.8cm" presentation:class="title" presentation:user-transformed="true">
          <draw:text-box>
            <text:p text:style-name="P6"><text:span text:style-name="T10">Passo 3.3 – armazenar os novos indivíduo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p><text:s/>//adiciona os filhos na nova geração</text:p>
            <text:p><text:s text:c="12"/>novaPopulacao.setIndividuo(filhos[0]);</text:p>
            <text:p><text:s text:c="12"/>novaPopulacao.setIndividuo(filhos[1]);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7" draw:text-style-name="P6" draw:layer="layout" svg:width="22.5cm" svg:height="3.067cm" svg:x="1.4cm" svg:y="0.8cm" presentation:class="title" presentation:user-transformed="true">
          <draw:text-box>
            <text:p text:style-name="P6"><text:span text:style-name="T12">Passo 3.4 – avaliar cada cromossomo da nova população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p><text:s/>private void geraAptidao() {</text:p>
            <text:p><text:s text:c="8"/>String solucao = Algoritmo.getSolucao();</text:p>
            <text:p><text:s text:c="8"/>for (int i = 0; i &lt; solucao.length(); i++) {</text:p>
            <text:p><text:s text:c="12"/>if (solucao.charAt(i) != genes.charAt(i)) {</text:p>
            <text:p><text:s text:c="16"/>aptidao++;</text:p>
            <text:p><text:s text:c="12"/>}</text:p>
            <text:p><text:s text:c="8"/>}</text:p>
            <text:p><text:s text:c="4"/>}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O código apresentado está disponível no Acervo da Turm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ED43D8FB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22:16:24.839000000</meta:creation-date>
    <dc:date>2015-08-26T00:41:38.806000000</dc:date>
    <meta:editing-duration>PT2H23M46S</meta:editing-duration>
    <meta:editing-cycles>29</meta:editing-cycles>
    <meta:generator>LibreOffice/4.1.6.2$Windows_x86 LibreOffice_project/40ff705089295be5be0aae9b15123f687c05b0a</meta:generator>
    <meta:document-statistic meta:object-count="109"/>
  </office:meta>
</office:document-meta>
</file>